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askerville Old Face2" svg:font-family="'Baskerville Old Face'" style:font-family-generic="roman"/>
    <style:font-face style:name="Baskerville Old Face" svg:font-family="'Baskerville Old Face'" style:font-adornments="Bold" style:font-family-generic="roman"/>
    <style:font-face style:name="ArialMT" svg:font-family="ArialMT" style:font-family-generic="swiss"/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" svg:font-family="Baskerville" style:font-family-generic="roman" style:font-pitch="variable"/>
    <style:font-face style:name="Baskerville Old Face1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Information_20_Header" style:master-page-name="">
      <style:paragraph-properties style:page-number="auto" fo:background-color="transparent" style:border-line-width-bottom="0.0008in 0.0346in 0.0555in" fo:padding-left="0.15in" fo:padding-right="0.15in" fo:padding-top="0.15in" fo:padding-bottom="0.25in" fo:border-left="none" fo:border-right="none" fo:border-top="none" fo:border-bottom="0.0909in double #000000" style:shadow="none">
        <style:tab-stops>
          <style:tab-stop style:position="3.25in" style:type="right"/>
          <style:tab-stop style:position="3.75in"/>
        </style:tab-stops>
        <style:background-image/>
      </style:paragraph-properties>
    </style:style>
    <style:style style:name="P3" style:family="paragraph" style:parent-style-name="Heading">
      <style:paragraph-properties fo:margin-top="0.0299in" fo:margin-bottom="0.0598in" fo:text-align="center" style:justify-single-word="false" fo:padding-left="0.15in" fo:padding-right="0.15in" fo:padding-top="0.25in" fo:padding-bottom="0.15in" fo:border-left="none" fo:border-right="none" fo:border-top="0.0008in solid #000000" fo:border-bottom="none"/>
    </style:style>
    <style:style style:name="P4" style:family="paragraph" style:parent-style-name="Heading">
      <style:paragraph-properties fo:text-align="center" style:justify-single-word="false" fo:padding="0in" fo:border="none"/>
      <style:text-properties style:font-name="Baskerville Old Face1" fo:font-weight="bold" style:font-weight-asian="bold" style:font-size-complex="16pt" style:font-weight-complex="bold"/>
    </style:style>
    <style:style style:name="P5" style:family="paragraph" style:parent-style-name="Heading">
      <style:paragraph-properties fo:text-align="center" style:justify-single-word="false" fo:padding="0in" fo:border="none"/>
    </style:style>
    <style:style style:name="P6" style:family="paragraph" style:parent-style-name="Title" style:master-page-name="Standard">
      <style:paragraph-properties fo:line-height="150%" style:page-number="auto"/>
      <style:text-properties style:font-name="Baskerville Old Face1" fo:font-size="22pt" fo:font-weight="bold" style:font-size-asian="22pt" style:font-weight-asian="bold" style:font-size-complex="22pt" style:font-weight-complex="bold"/>
    </style:style>
    <style:style style:name="P7" style:family="paragraph" style:parent-style-name="User_20_text_20_body">
      <style:text-properties fo:font-style="italic" style:font-style-asian="italic" style:font-style-complex="italic"/>
    </style:style>
    <style:style style:name="P8" style:family="paragraph" style:parent-style-name="Experience_20_Bullet_20_Header"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Experience_20_Bullet_20_Header">
      <style:text-properties fo:font-weight="bold" style:font-weight-asian="bold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Gentium Basic"/>
    </style:style>
    <style:style style:name="T3" style:family="text">
      <style:text-properties style:font-name="Baskerville Old Face1"/>
    </style:style>
    <style:style style:name="T4" style:family="text">
      <style:text-properties style:font-name="Baskerville Old Face1" fo:font-weight="bold" style:font-weight-asian="bold" style:font-weight-complex="bold"/>
    </style:style>
    <style:style style:name="T5" style:family="text">
      <style:text-properties style:font-name="Baskerville Old Face1" fo:font-weight="bold" style:font-weight-asian="bold" style:font-name-complex="Arial" style:font-weight-complex="bold"/>
    </style:style>
    <style:style style:name="T6" style:family="text">
      <style:text-properties style:font-name="Baskerville Old Face1" fo:font-weight="bold" style:font-weight-asian="bold" style:font-size-complex="16pt" style:font-weight-complex="bold"/>
    </style:style>
    <style:style style:name="T7" style:family="text">
      <style:text-properties style:font-name="Baskerville Old Face1" fo:font-style="italic" fo:font-weight="normal" style:font-style-asian="italic" style:font-weight-asian="normal" style:font-name-complex="Arial" style:font-weight-complex="normal"/>
    </style:style>
    <style:style style:name="T8" style:family="text">
      <style:text-properties style:font-name="Baskerville Old Face1" style:font-name-complex="Arial"/>
    </style:style>
    <style:style style:name="T9" style:family="text">
      <style:text-properties style:font-name="Baskerville Old Face1" fo:font-weight="normal" style:font-weight-asian="normal" style:font-name-complex="Arial" style:font-weight-complex="normal"/>
    </style:style>
    <style:style style:name="T10" style:family="text">
      <style:text-properties style:font-name="Baskerville Old Face1" fo:font-weight="normal" style:font-weight-asian="normal" style:font-weight-complex="normal"/>
    </style:style>
    <style:style style:name="T11" style:family="text">
      <style:text-properties style:font-name="Baskerville Old Face1" fo:font-style="normal" fo:font-weight="bold" style:font-style-asian="normal" style:font-weight-asian="bold" style:font-name-complex="Arial" style:font-style-complex="normal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name-complex="Arial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-complex="Arial"/>
    </style:style>
    <style:style style:name="T16" style:family="text">
      <style:text-properties fo:color="#000000"/>
    </style:style>
    <style:style style:name="T17" style:family="text">
      <style:text-properties fo:color="#000000" style:font-name="Gentium Basic" style:text-underline-style="none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font-style-asian="normal" style:font-name-complex="Arial" style:font-style-complex="normal"/>
    </style:style>
    <style:style style:name="T20" style:family="text">
      <style:text-properties fo:font-style="normal" style:font-style-asian="italic" style:font-name-complex="Ari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Baskerville Old Face2"/>
    </style:style>
    <style:style style:name="T23" style:family="text">
      <style:text-properties style:font-size-complex="16pt"/>
    </style:style>
    <style:style style:name="T24" style:family="text">
      <style:text-properties fo:font-weight="bold"/>
    </style:style>
    <style:style style:name="T25" style:family="text">
      <style:text-properties style:font-weight-asian="bold"/>
    </style:style>
    <style:style style:name="T26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ogan Moseley</text:p>
      <text:p text:style-name="P2"><text:span text:style-name="T1"><text:tab/></text:span><text:a xlink:type="simple" xlink:href="http://www.loganmoseley.com/"><text:span text:style-name="Internet_20_link"><text:span text:style-name="T17">www.loganmoseley.com</text:span></text:span></text:a><text:span text:style-name="T2"><text:tab/></text:span><text:a xlink:type="simple" xlink:href="mailto:loganmoseley@gmail.com"><text:span text:style-name="Internet_20_link"><text:span text:style-name="T17">loganmoseley@gmail.com</text:span></text:span></text:a></text:p>
      <text:p text:style-name="P3">Experience</text:p>
      <text:p text:style-name="P8">Software Engineer, OMGPOP (acquired by Zynga), New York, NY</text:p>
      <text:p text:style-name="Text_20_body">Building 2D iOS games in small teams. Projects include Draw Something and our next title. (2011—Preset)</text:p>
      <text:p text:style-name="P8">Co-Founder &amp; Developer, CalamitySoft, Newport Beach, CA</text:p>
      <text:p text:style-name="Text_20_body">Published four music education apps and a voice-controlled platformer game. Designed, implemented, tested, debugged, and published our iOS software. Responsibilities included the business and legal sides of CalamitySoft. (2010—2011)</text:p>
      <text:p text:style-name="P9"><text:span text:style-name="T8">Quality Assurance Analyst, Blizzard Entertainment, Irvine, CA</text:span></text:p>
      <text:p text:style-name="Text_20_body"><text:span text:style-name="T16">Tested proprietary applications. <text:s/>Also t</text:span>ested World of Warcraft expansions <text:span text:style-name="T12">The Burning Crusade</text:span> and <text:span text:style-name="T12">Wrath of the Lich King, </text:span><text:span text:style-name="T18">as well as </text:span><text:span text:style-name="T12">StarCraft II</text:span><text:span text:style-name="T18">.</text:span> <text:s/>Responsibilities included reporting new and reviewing corrected bugs. (Summer 2006; 2009—2010)</text:p>
      <text:p text:style-name="P9"><text:span text:style-name="T8">Game Programmer, RPI, Game Development I and II, Troy, NY</text:span></text:p>
      <text:p text:style-name="Text_20_body">All games developed in teams of 5-7. Short development time projects done in 2D with Pygame. Semester-long games created with XNA and Unity3D. (Fall 2007—Spring 2009)</text:p>
      <text:p text:style-name="Experience_20_Bullet_20_Header"><text:span text:style-name="T5">Game Tester, Quality Assurance, Atlus USA, Irvine, CA</text:span></text:p>
      <text:p text:style-name="P7"><text:span text:style-name="T20">Extensive testing of various Atlus games: reported new bugs and reviewed corrected bugs. (Summer 2008)</text:span></text:p>
      <text:p text:style-name="P5"><text:span text:style-name="T6">Education</text:span></text:p>
      <text:p text:style-name="P9"><text:span text:style-name="T3">Rensselaer Polytechnic Institute</text:span>, <text:span text:style-name="T3">Troy, NY</text:span></text:p>
      <text:p text:style-name="User_20_text_20_body"><text:span text:style-name="T12">Bachelor of Science,</text:span> Computer<text:span text:style-name="T15"> Science</text:span></text:p>
      <text:p text:style-name="User_20_text_20_body"><text:span text:style-name="T13">Minors </text:span><text:span text:style-name="T19">in</text:span><text:span text:style-name="T15"> Game Studies and Japanese</text:span></text:p>
      <text:p text:style-name="P7"><text:span text:style-name="T19">Notable Coursework: Data Structures and Algorithms, Operating Systems, Software Design and Documentation, Game Development I &amp; II</text:span></text:p>
      <text:p text:style-name="P7"><text:span text:style-name="T19">Graduated May 2009.</text:span></text:p>
      <text:p text:style-name="P4">Skills</text:p>
      <text:p text:style-name="P1">Two years experience with Apple's iOS Developer Program and app publishing</text:p>
      <text:p text:style-name="Text_20_body"><text:span text:style-name="T12">Proficient in</text:span> Objective C, Mercurial, Cocos2D, Git, C</text:p>
      <text:p text:style-name="Text_20_body"><text:span text:style-name="T12">Familiar with</text:span> C++, C#, Unity Javascript, Python/Pygame, XNA, HTML, Gimp/Inksc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skerville Old Face2" svg:font-family="'Baskerville Old Face'" style:font-family-generic="roman"/>
    <style:font-face style:name="Baskerville Old Face" svg:font-family="'Baskerville Old Face'" style:font-adornments="Bold" style:font-family-generic="roman"/>
    <style:font-face style:name="ArialMT" svg:font-family="ArialMT" style:font-family-generic="swiss"/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" svg:font-family="Baskerville" style:font-family-generic="roman" style:font-pitch="variable"/>
    <style:font-face style:name="Baskerville Old Face1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>
          <style:tab-stop style:position="3.25in"/>
          <style:tab-stop style:position="4.25in"/>
        </style:tab-stops>
      </style:paragraph-properties>
      <style:text-properties style:use-window-font-color="true" style:font-name="Comic Sans MS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2201in" fo:margin-bottom="0.1in" fo:text-align="center" style:justify-single-word="false" style:page-number="auto" fo:padding="0in" fo:border="none" style:shadow="none" fo:keep-with-next="always" style:join-border="false"/>
      <style:text-properties style:font-name="Baskerville Old Face" fo:font-size="16pt" fo:font-weight="bold" style:font-name-asian="ＭＳ Ｐゴシック" style:font-size-asian="16pt" style:font-weight-asian="normal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6in" fo:margin-right="0.6in" fo:margin-top="0.0598in" fo:margin-bottom="0.0598in" fo:text-indent="0in" style:auto-text-indent="false"/>
      <style:text-properties style:font-name="Arial" fo:font-size="11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tyle="italic" style:text-underline-style="solid" style:text-underline-width="auto" style:text-underline-color="font-color" style:font-style-asian="italic" style:font-name-complex="Ari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 fo:padding="0in" fo:border="none" style:shadow="none"/>
      <style:text-properties style:font-name="Times New Roman" fo:font-size="20pt" fo:text-shadow="none" style:font-size-asian="20pt" style:font-name-complex="Arial" style:font-size-complex="1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Caption" style:class="extra">
      <style:paragraph-properties fo:margin-left="0.3in" fo:margin-right="0.3in" fo:margin-top="0.2in" fo:margin-bottom="0in" fo:text-indent="0in" style:auto-text-indent="false" fo:background-color="transparent" fo:padding="0in" fo:border="none" style:shadow="none" style:join-border="false">
        <style:tab-stops>
          <style:tab-stop style:position="3.25in"/>
          <style:tab-stop style:position="4.25in"/>
        </style:tab-stops>
        <style:background-image/>
      </style:paragraph-properties>
      <style:text-properties style:font-name="Calibri" fo:font-size="12pt" fo:font-style="normal" fo:font-weight="normal" style:font-size-asian="12pt" style:font-style-asian="normal" style:font-weight-asian="normal"/>
    </style:style>
    <style:style style:name="Information_20_Header" style:display-name="Information Header" style:family="paragraph" style:parent-style-name="Standard">
      <style:paragraph-properties>
        <style:tab-stops>
          <style:tab-stop style:position="3.65in" style:type="right"/>
          <style:tab-stop style:position="3.85in"/>
        </style:tab-stops>
      </style:paragraph-properties>
      <style:text-properties style:font-name="Calibri" fo:font-size="12pt" style:font-size-asian="12pt" style:font-name-complex="Arial" style:font-size-complex="12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98in" style:type="right" style:leader-style="dotted" style:leader-text="."/>
        </style:tab-stops>
      </style:paragraph-properties>
    </style:style>
    <style:style style:name="User_20_text_20_body" style:display-name="User text body" style:family="paragraph" style:parent-style-name="Text_20_body">
      <style:paragraph-properties fo:line-height="0.1598in">
        <style:tab-stops>
          <style:tab-stop style:position="0in"/>
        </style:tab-stops>
      </style:paragraph-properties>
    </style:style>
    <style:style style:name="Experience_20_Bullet_20_Header" style:display-name="Experience Bullet Header" style:family="paragraph" style:parent-style-name="Text">
      <style:paragraph-properties>
        <style:tab-stops>
          <style:tab-stop style:position="7.5in" style:type="right"/>
        </style:tab-stops>
      </style:paragraph-properties>
      <style:text-properties style:font-name="Baskerville Old Face1" fo:font-weight="bold" style:font-weight-asian="bold" style:font-name-complex="Arial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Default_20_Paragraph_20_Font" style:display-name="WW-Default Paragraph Font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Default_20_Paragraph_20_Font1" style:display-name="WW-Default Paragraph Font1" style:family="text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402in" fo:margin-bottom="0.5402in" fo:margin-left="0.5402in" fo:margin-right="0.54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ogan MOseley</dc:title>
    <meta:initial-creator>Diane Moseley</meta:initial-creator>
    <meta:creation-date>2009-03-06T11:43:00</meta:creation-date>
    <dc:creator>Logan Moseley</dc:creator>
    <dc:date>2012-05-08T00:09:41</dc:date>
    <meta:print-date>2010-04-23T13:01:00</meta:print-date>
    <meta:editing-cycles>40</meta:editing-cycles>
    <meta:editing-duration>PT06H20M45S</meta:editing-duration>
    <meta:generator>OpenOffice.org/3.1$Unix OpenOffice.org_project/310m19$Build-9420</meta:generator>
    <meta:document-statistic meta:table-count="0" meta:image-count="0" meta:object-count="0" meta:page-count="1" meta:paragraph-count="23" meta:word-count="233" meta:character-count="1682"/>
  </office:meta>
</office:document-meta>
</file>